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ackground-color="#4EA72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.40229166666667cm"/>
    </style:style>
    <style:style style:name="ro1" style:family="table-row">
      <style:table-row-properties style:row-height="3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(ов) A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formula="of:=[.D2]+[.B3]" table:style-name="ce1">
            <text:p>3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B5]+[.D4]" table:style-name="ce1">
            <text:p>4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;3</text:p>
          </table:table-cell>
          <table:table-cell office:value-type="float" office:value="4" table:formula="of:=[.B6]+[.D3]" table:style-name="ce1">
            <text:p>4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11" table:formula="of:=[.B7]+[.D5]" table:style-name="ce1">
            <text:p>11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5;6</text:p>
          </table:table-cell>
          <table:table-cell office:value-type="float" office:value="17" table:formula="of:=[.B9]+[.D7]" table:style-name="ce1">
            <text:p>17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2" table:formula="of:=[.B11]+[.D7]" table:style-name="ce1">
            <text:p>12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6" table:formula="of:=[.B12]+[.D8]" table:style-name="ce1">
            <text:p>6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t</text:p>
          </table:table-cell>
          <table:table-cell office:value-type="string" table:style-name="ce3">
            <text:p>8;10</text:p>
          </table:table-cell>
          <table:table-cell office:value-type="string" table:style-name="ce1">
            <text:p>17 + t = 25</text:p>
          </table:table-cell>
          <table:table-cell table:style-name="ce3"/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float" office:value="8" table:formula="of:=25-17" table:style-name="ce4">
            <text:p>8</text:p>
          </table:table-cell>
          <table:table-cell table:number-columns-repeated="16380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Лист2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22</meta:generator>
    <meta:initial-creator/>
    <dc:creator>Vladimir Dmitriev</dc:creator>
    <meta:creation-date>2006-09-16T00:00:00Z</meta:creation-date>
    <dc:date>2025-11-27T14:43:31Z</dc:date>
  </office:meta>
</office:document-meta>
</file>